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文泉驿等宽正黑" svg:font-family="文泉驿等宽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3pt" fo:font-weight="normal" style:font-name-asian="文泉驿等宽正黑" style:font-size-asian="13pt" style:font-weight-asian="normal" style:font-size-complex="13pt" style:font-weight-complex="normal"/>
    </style:style>
    <style:style style:name="P2" style:family="paragraph" style:parent-style-name="Preformatted_20_Text">
      <style:paragraph-properties fo:text-align="start" style:justify-single-word="false"/>
    </style:style>
    <style:style style:name="P3" style:family="paragraph" style:parent-style-name="Preformatted_20_Text" style:list-style-name="L1">
      <style:paragraph-properties fo:text-align="start" style:justify-single-word="false"/>
    </style:style>
    <style:style style:name="P4" style:family="paragraph" style:parent-style-name="Preformatted_20_Text" style:list-style-name="L2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铁路售票系统文档</text:p>
      <text:p text:style-name="P1">姚嘉俊</text:p>
      <text:p text:style-name="P1">091250199</text:p>
      <text:list xml:id="list1587398553" text:style-name="L1">
        <text:list-item>
          <text:p text:style-name="P3">系统总体设计</text:p>
          <text:p text:style-name="P3">由于在Unix(Linux)中一切都是文件，因此不管是FIFO还是socket，都可以通过文件描述符或者FILE* 指针来进行操作。对于FIFO或者socket只有在打开的时候才需要区分对待。因此我将客户端和服务器建立连接的代码抽取成函数，等建立好连接后，获得的都是两个FILE* 指针。对于客户端和服务器来说一个指针表示读端，另一个指针表示写端（其实对于socket来说只需要一个指针就够了，因为它是双工的，但为了一视同仁，隔离变化，还是创出了2个值一样的指针，这样就和FIFO一致了）。客户端和服务器建立连接的代码分别在client_connection.c和server_connection.c文件中。等获取到读端和写端的指针后，就可以进行通讯了，也就是完成核心业务。我将这称为客户端的核心和服务器的核心，对于这两个核心它们只看到了两个FILE* 指针，也就是说它们不知道现在是FIFO还是socket，对于它们来说两者都一样。客户端的核心和服务器的核心分别在client_core.c和server_core.c文件中。通过这样的设计就达到了很好的可重用性和可扩展性，因为核心只有一份，并且只要某个通讯方式能看作文件，这个核心就能被复用。</text:p>
        </text:list-item>
        <text:list-item>
          <text:p text:style-name="P3">服务器设计</text:p>
          <text:p text:style-name="P3">服务器设计成并发的，每来一个客户都会fork出一个进程来一对一服务。对于socket版本，由于有accept等函数因此建立连接比较简单。对于FIFO版本，模拟了一个握手协议，首先客户端向服务器的监听FIFO发出建立连接请求并附上自己的pid（用于服务器确定客户端创建的FIFO），然后服务器fork一个子进程，向客户端发出请求回复并附上该子进程的pid（用于客户端确定服务器子进程创建的FIFO），最后客户端向该子进程发送一个ACK，于是客户端和服务器子进程就建立了双向的连接。服务器的相关方法有 fifo_server_run, socket_server_run, create_listening_fifo, close_listening_fifo, establish_client_server_fifo_connection, create_listening_socket, run_server_core</text:p>
        </text:list-item>
        <text:list-item>
          <text:p text:style-name="P3">客户端设计</text:p>
          <text:p text:style-name="P3">客户端按照总体设计的思路设计了以下方法：connect_fifo_server, connect_socket_server, disconnect_fifo_server, disconnect_socket_server, run_client_core。整体的运行流程为：connect_fifo_server(connect_socket_server) -&gt; run_clinet_core -&gt; disconnect_fifo_server(disconnect_socket_server)。客户端的展示使用了ncurses库，写了个简陋的tui界面。</text:p>
        </text:list-item>
        <text:list-item>
          <text:p text:style-name="P3">通讯协议</text:p>
          <text:p text:style-name="P3">为了避免socket编程中可能遇到的big-endian, little-endian问题，不同机子字长不一样问题（当然，这次作业肯定遇不到了），所有的通讯都采用文本方式传输，然后在转成相应的类型。传输的信息都是一行一行发送的，也就是说可以用fgets进行读取。每一条信息由message type + variable data两部分组成。第一部分表示message的类型。第二部分是具体的数据。程序根据第一部分的message类型来解析第二部分的variable data。比如登录消息就是 %d\n%s\n\%s\n。其中第一个%d就是message_type，这里是LOGIN_REQUEST(定义在client_server.h文件中)。接下来的%s是用户名，最后的%s是密码。服务器调用3次fgets就能获取整条信息了。所有的信息说明请参见protocol文件。</text:p>
        </text:list-item>
        <text:list-item>
          <text:p text:style-name="P3">数据存储</text:p>
          <text:p text:style-name="P3">使用了mysql作为数据存储的方式，数据库的定义请参见database.sql文件。</text:p>
        </text:list-item>
        <text:list-item>
          <text:p text:style-name="P3"><text:soft-page-break/>安装说明</text:p>
          <text:p text:style-name="P3">由于使用的ncurses库和mysql，因此需要相应的头文件和库文件。目前默认头文件在/usr/include, /usr/include/mysql中，库文件在/usr/lib, /usr/lib/mysql中。这个可以在Makefile中看到。如果运行时头文件和库文件在其他地方的话，那么就要改Mafefile了。</text:p>
          <text:p text:style-name="P3">配置数据库的话只要运行database.sql文件就可以了，这个文件包含了表的schema，初始数据</text:p>
        </text:list-item>
      </text:list>
      <text:p text:style-name="P2"><text:tab/>如果要运行FIFO版本的程序的话，使用<text:span text:style-name="T1"> make -B fifo=1</text:span>编译</text:p>
      <text:p text:style-name="P2"><text:tab/>如果要运行SOCKET版本的程序的话，使用 <text:span text:style-name="T1">make -B socket=1</text:span>编译</text:p>
      <text:list xml:id="list83919803" text:continue-numbering="true" text:style-name="L1">
        <text:list-item>
          <text:p text:style-name="P3">功能说明</text:p>
        </text:list-item>
      </text:list>
      <text:list xml:id="list62274890" text:style-name="L2">
        <text:list-item>
          <text:p text:style-name="P4">登录（默认有两个人 client manager 密码和用户名一样）</text:p>
        </text:list-item>
        <text:list-item>
          <text:p text:style-name="P4">注册</text:p>
        </text:list-item>
        <text:list-item>
          <text:p text:style-name="P4">根据起点站，终点站查询车次，然后选择车次，输入乘车日期，票数，就可以订票了，订票返回的是座位号</text:p>
        </text:list-item>
        <text:list-item>
          <text:p text:style-name="P4">退票，登录后就可看到自己手上的已有的票（没过期的），然后可以选择车票，然后退掉</text:p>
        </text:list-item>
        <text:list-item>
          <text:p text:style-name="P4">日志：每一张票在数据库离都有记录，同时在/tmp/railway_ticket_system_log文件中也保存了一份文本的（比较简陋）</text:p>
        </text:list-item>
        <text:list-item>
          <text:p text:style-name="P4">目前的实现中，只要不冲突，一个座位是可以复用的</text:p>
        </text:list-item>
      </text:list>
      <text:list xml:id="list981446084" text:continue-list="list83919803" text:style-name="L1">
        <text:list-item>
          <text:p text:style-name="P3">使用说明</text:p>
          <text:p text:style-name="P3">按照界面指示来进行操作，应该没啥问题。</text:p>
          <text:p text:style-name="P3">要注意的是目前数据库里有两辆车,每辆车都只有3个座位：</text:p>
          <text:p text:style-name="P3">G7059： Nanjing -&gt; Changzhou -&gt; Wuxi -&gt; Suzhou -&gt; Shanghai</text:p>
          <text:p text:style-name="P3">G730 ： Beijing -&gt; Tianjin -&gt; Jinan -&gt; Xuzhou -&gt; Nanjing -&gt; Wuxi -&gt; Suzhou -&gt; Shanghai</text:p>
          <text:p text:style-name="P3">在选择起点站和终点站要输入正确，否则是找不到车次的。</text:p>
          <text:p text:style-name="P3">还有就是输入的乘车时间会有判断，也就是说输入昨天是不行的</text:p>
          <text:p text:style-name="P3">还有为了显示错误信息和提示信息，代码中sleep了一下，因此客户端会有停顿的感觉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文泉驿等宽正黑" svg:font-family="文泉驿等宽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1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17T15:11:36</dc:date>
    <dc:creator>jjyao </dc:creator>
    <meta:generator>LibreOffice/3.3$Linux LibreOffice_project/330m19$Build-301</meta:generator>
    <meta:editing-duration>PT2H54M20S</meta:editing-duration>
    <meta:editing-cycles>211</meta:editing-cycles>
    <meta:document-statistic meta:table-count="0" meta:image-count="0" meta:object-count="0" meta:page-count="2" meta:paragraph-count="33" meta:word-count="889" meta:character-count="2507"/>
  </office:meta>
</office:document-meta>
</file>